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C0000009906B8DC8013B8812A.png" manifest:media-type="image/png"/>
  <manifest:file-entry manifest:full-path="Pictures/1000020100000317000000543EFD8D6C95D10B76.png" manifest:media-type="image/png"/>
  <manifest:file-entry manifest:full-path="Pictures/100002010000032E000000492E3B33AA09CFFB03.png" manifest:media-type="image/png"/>
  <manifest:file-entry manifest:full-path="Pictures/1000020100000103000000342BA639C8EA8A229F.png" manifest:media-type="image/png"/>
  <manifest:file-entry manifest:full-path="Pictures/100002010000031400000035DA780A022143E5E9.png" manifest:media-type="image/png"/>
  <manifest:file-entry manifest:full-path="Pictures/10000201000000BA000000189722248AE2AFC332.png" manifest:media-type="image/png"/>
  <manifest:file-entry manifest:full-path="Pictures/10000201000003240000003865FFA7EB67CF05E1.png" manifest:media-type="image/png"/>
  <manifest:file-entry manifest:full-path="Pictures/10000201000000BB0000004BE34178757B7C2DDE.png" manifest:media-type="image/png"/>
  <manifest:file-entry manifest:full-path="Pictures/100002010000032B00000054909B44299BC11925.png" manifest:media-type="image/png"/>
  <manifest:file-entry manifest:full-path="Pictures/100002010000032B00000080AD80FE1531AC8373.png" manifest:media-type="image/png"/>
  <manifest:file-entry manifest:full-path="Pictures/10000201000000960000004A5D766810141184D4.png" manifest:media-type="image/png"/>
  <manifest:file-entry manifest:full-path="Pictures/10000201000003240000003EBA4EFC8BD76E239A.png" manifest:media-type="image/png"/>
  <manifest:file-entry manifest:full-path="Pictures/10000201000000860000003A59664784E170E727.png" manifest:media-type="image/png"/>
  <manifest:file-entry manifest:full-path="Pictures/10000201000000C60000003C6D386F16C024D243.png" manifest:media-type="image/png"/>
  <manifest:file-entry manifest:full-path="Pictures/100002010000031B00000033B96DA7A63E64A5EA.png" manifest:media-type="image/png"/>
  <manifest:file-entry manifest:full-path="Pictures/100002010000028F0000001E54D51DAB64C3A70F.png" manifest:media-type="image/png"/>
  <manifest:file-entry manifest:full-path="Pictures/10000201000000A50000004A5525AFD071AB850F.png" manifest:media-type="image/png"/>
  <manifest:file-entry manifest:full-path="Pictures/100002010000032B0000004B84B92E0D0C5555C8.png" manifest:media-type="image/png"/>
  <manifest:file-entry manifest:full-path="Pictures/100002010000032900000037EBD9A1BA5940EE90.png" manifest:media-type="image/png"/>
  <manifest:file-entry manifest:full-path="Pictures/10000201000002670000001EC27F0FED5D805F5D.png" manifest:media-type="image/png"/>
  <manifest:file-entry manifest:full-path="Pictures/100002010000034400000155FBB97311E7280B00.png" manifest:media-type="image/png"/>
  <manifest:file-entry manifest:full-path="Pictures/10000201000000C4000000273F9C5D2362D647EF.png" manifest:media-type="image/png"/>
  <manifest:file-entry manifest:full-path="Pictures/1000020100000320000000340FC9807B3DD498A2.png" manifest:media-type="image/png"/>
  <manifest:file-entry manifest:full-path="Pictures/100002010000009C0000003EF5D1BFCEB38F818B.png" manifest:media-type="image/png"/>
  <manifest:file-entry manifest:full-path="Pictures/10000201000003200000003330CDAEBB12B9A526.png" manifest:media-type="image/png"/>
  <manifest:file-entry manifest:full-path="Pictures/10000201000001DB00000047E25BBCF914D9F8AE.png" manifest:media-type="image/png"/>
  <manifest:file-entry manifest:full-path="Pictures/10000201000003170000003D22E2672639B1D334.png" manifest:media-type="image/png"/>
  <manifest:file-entry manifest:full-path="Pictures/10000201000000AE00000047D1577B89BA5BDD8B.png" manifest:media-type="image/png"/>
  <manifest:file-entry manifest:full-path="Pictures/100002010000009B0000003F7C48249B06988F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d0b8" officeooo:paragraph-rsid="0000d0b8"/>
    </style:style>
    <style:style style:name="P2" style:family="paragraph" style:parent-style-name="Standard">
      <style:text-properties officeooo:rsid="0005b53c" officeooo:paragraph-rsid="0005b53c"/>
    </style:style>
    <style:style style:name="P3" style:family="paragraph" style:parent-style-name="Standard">
      <style:text-properties officeooo:rsid="0000d0b8" officeooo:paragraph-rsid="0000d0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10.723cm" svg:y="1.693cm" svg:width="5.186cm" svg:height="1.032cm" draw:z-index="1"><draw:image xlink:href="Pictures/10000201000000C4000000273F9C5D2362D647EF.png" xlink:type="simple" xlink:show="embed" xlink:actuate="onLoad" loext:mime-type="image/png"/></draw:frame><draw:frame draw:style-name="fr1" draw:name="Image1" text:anchor-type="paragraph" svg:x="0.127cm" svg:y="0cm" svg:width="16.272cm" svg:height="0.794cm" draw:z-index="0"><draw:image xlink:href="Pictures/10000201000002670000001EC27F0FED5D805F5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3" text:anchor-type="paragraph" svg:width="17cm" svg:height="0.778cm" draw:z-index="2"><draw:image xlink:href="Pictures/100002010000028F0000001E54D51DAB64C3A70F.png" xlink:type="simple" xlink:show="embed" xlink:actuate="onLoad" loext:mime-type="image/png"/></draw:frame><draw:frame draw:style-name="fr1" draw:name="Image4" text:anchor-type="paragraph" svg:x="10.908cm" svg:y="1.586cm" svg:width="5.239cm" svg:height="1.588cm" draw:z-index="3"><draw:image xlink:href="Pictures/10000201000000C60000003C6D386F16C024D24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x="0cm" svg:y="0cm" svg:width="17cm" svg:height="1.09cm" draw:z-index="4"><draw:image xlink:href="Pictures/100002010000031B00000033B96DA7A63E64A5EA.png" xlink:type="simple" xlink:show="embed" xlink:actuate="onLoad" loext:mime-type="image/png"/></draw:frame><draw:frame draw:style-name="fr1" draw:name="Image6" text:anchor-type="paragraph" svg:x="12.839cm" svg:y="1.482cm" svg:width="3.545cm" svg:height="1.535cm" draw:z-index="5"><draw:image xlink:href="Pictures/10000201000000860000003A59664784E170E72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7" text:anchor-type="paragraph" svg:width="17cm" svg:height="1.104cm" draw:z-index="6"><draw:image xlink:href="Pictures/1000020100000320000000340FC9807B3DD498A2.png" xlink:type="simple" xlink:show="embed" xlink:actuate="onLoad" loext:mime-type="image/png"/></draw:frame><draw:frame draw:style-name="fr1" draw:name="Image8" text:anchor-type="paragraph" svg:x="12.628cm" svg:y="1.693cm" svg:width="4.128cm" svg:height="1.64cm" draw:z-index="7"><draw:image xlink:href="Pictures/100002010000009C0000003EF5D1BFCEB38F818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9" text:anchor-type="paragraph" svg:width="17cm" svg:height="1.083cm" draw:z-index="8"><draw:image xlink:href="Pictures/10000201000003200000003330CDAEBB12B9A526.png" xlink:type="simple" xlink:show="embed" xlink:actuate="onLoad" loext:mime-type="image/png"/></draw:frame></text:p>
      <text:p text:style-name="P1"><draw:frame draw:style-name="fr1" draw:name="Image10" text:anchor-type="paragraph" svg:x="12.483cm" svg:y="0.362cm" svg:width="4.366cm" svg:height="1.958cm" draw:z-index="9"><draw:image xlink:href="Pictures/10000201000000A50000004A5525AFD071AB850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1" text:anchor-type="paragraph" svg:width="17cm" svg:height="1.311cm" draw:z-index="10"><draw:image xlink:href="Pictures/10000201000003170000003D22E2672639B1D334.png" xlink:type="simple" xlink:show="embed" xlink:actuate="onLoad" loext:mime-type="image/png"/></draw:frame><draw:frame draw:style-name="fr1" draw:name="Image12" text:anchor-type="paragraph" svg:x="12.151cm" svg:y="1.931cm" svg:width="4.604cm" svg:height="1.879cm" draw:z-index="11"><draw:image xlink:href="Pictures/10000201000000AE00000047D1577B89BA5BDD8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>26, 27, </text:p>
      <text:p text:style-name="P1"><draw:frame draw:style-name="fr2" draw:name="Image13" text:anchor-type="paragraph" svg:width="17cm" svg:height="1.572cm" draw:z-index="12"><draw:image xlink:href="Pictures/100002010000032B0000004B84B92E0D0C5555C8.png" xlink:type="simple" xlink:show="embed" xlink:actuate="onLoad" loext:mime-type="image/png"/></draw:frame><draw:frame draw:style-name="fr1" draw:name="Image14" text:anchor-type="paragraph" svg:x="4.44cm" svg:y="2.09cm" svg:width="12.568cm" svg:height="1.879cm" draw:z-index="13"><draw:image xlink:href="Pictures/10000201000001DB00000047E25BBCF914D9F8A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15" text:anchor-type="paragraph" svg:width="17cm" svg:height="1.155cm" draw:z-index="14"><draw:image xlink:href="Pictures/100002010000032900000037EBD9A1BA5940EE90.png" xlink:type="simple" xlink:show="embed" xlink:actuate="onLoad" loext:mime-type="image/png"/></draw:frame><draw:frame draw:style-name="fr1" draw:name="Image16" text:anchor-type="paragraph" svg:x="12.801cm" svg:y="1.746cm" svg:width="4.101cm" svg:height="1.667cm" draw:z-index="15"><draw:image xlink:href="Pictures/100002010000009B0000003F7C48249B06988F5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17" text:anchor-type="paragraph" svg:width="17cm" svg:height="1.311cm" draw:z-index="16"><draw:image xlink:href="Pictures/10000201000003240000003EBA4EFC8BD76E239A.png" xlink:type="simple" xlink:show="embed" xlink:actuate="onLoad" loext:mime-type="image/png"/></draw:frame><draw:frame draw:style-name="fr1" draw:name="Image18" text:anchor-type="paragraph" svg:x="12.945cm" svg:y="1.905cm" svg:width="3.969cm" svg:height="1.958cm" draw:z-index="17"><draw:image xlink:href="Pictures/10000201000000960000004A5D766810141184D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9" text:anchor-type="paragraph" svg:width="17cm" svg:height="1.76cm" draw:z-index="18"><draw:image xlink:href="Pictures/100002010000032B00000054909B44299BC11925.png" xlink:type="simple" xlink:show="embed" xlink:actuate="onLoad" loext:mime-type="image/png"/></draw:frame><draw:frame draw:style-name="fr1" draw:name="Image20" text:anchor-type="paragraph" svg:x="11.901cm" svg:y="2.487cm" svg:width="4.948cm" svg:height="1.984cm" draw:z-index="19"><draw:image xlink:href="Pictures/10000201000000BB0000004BE34178757B7C2DD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1" text:anchor-type="paragraph" svg:width="17cm" svg:height="1.184cm" draw:z-index="20"><draw:image xlink:href="Pictures/10000201000003240000003865FFA7EB67CF05E1.png" xlink:type="simple" xlink:show="embed" xlink:actuate="onLoad" loext:mime-type="image/png"/></draw:frame><draw:frame draw:style-name="fr1" draw:name="Image22" text:anchor-type="paragraph" svg:x="11.966cm" svg:y="1.535cm" svg:width="4.921cm" svg:height="0.635cm" draw:z-index="21"><draw:image xlink:href="Pictures/10000201000000BA000000189722248AE2AFC33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2" draw:name="Image23" text:anchor-type="paragraph" svg:width="17cm" svg:height="1.143cm" draw:z-index="22"><draw:image xlink:href="Pictures/100002010000031400000035DA780A022143E5E9.png" xlink:type="simple" xlink:show="embed" xlink:actuate="onLoad" loext:mime-type="image/png"/></draw:frame><draw:frame draw:style-name="fr1" draw:name="Image24" text:anchor-type="paragraph" svg:x="9.996cm" svg:y="1.693cm" svg:width="6.853cm" svg:height="1.376cm" draw:z-index="23"><draw:image xlink:href="Pictures/1000020100000103000000342BA639C8EA8A229F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><draw:frame draw:style-name="fr2" draw:name="Image25" text:anchor-type="paragraph" svg:width="17cm" svg:height="1.524cm" draw:z-index="24"><draw:image xlink:href="Pictures/100002010000032E000000492E3B33AA09CFFB03.png" xlink:type="simple" xlink:show="embed" xlink:actuate="onLoad" loext:mime-type="image/png"/></draw:frame><draw:frame draw:style-name="fr1" draw:name="Image26" text:anchor-type="paragraph" svg:x="-0.291cm" svg:y="1.926cm" svg:width="17cm" svg:height="6.934cm" draw:z-index="25"><draw:image xlink:href="Pictures/100002010000034400000155FBB97311E7280B00.png" xlink:type="simple" xlink:show="embed" xlink:actuate="onLoad" loext:mime-type="image/png"/></draw:frame><draw:frame draw:style-name="fr1" draw:name="Image27" text:anchor-type="paragraph" svg:x="-0.159cm" svg:y="9.051cm" svg:width="17cm" svg:height="1.804cm" draw:z-index="26"><draw:image xlink:href="Pictures/1000020100000317000000543EFD8D6C95D10B76.png" xlink:type="simple" xlink:show="embed" xlink:actuate="onLoad" loext:mime-type="image/png"/></draw:frame></text:p>
      <text:p text:style-name="P1"><draw:frame draw:style-name="fr1" draw:name="Image28" text:anchor-type="paragraph" svg:x="-0.159cm" svg:y="0.339cm" svg:width="17cm" svg:height="2.683cm" draw:z-index="27"><draw:image xlink:href="Pictures/100002010000032B00000080AD80FE1531AC8373.png" xlink:type="simple" xlink:show="embed" xlink:actuate="onLoad" loext:mime-type="image/png"/></draw:frame></text:p>
      <text:p text:style-name="P1"><draw:frame draw:style-name="fr1" draw:name="Image29" text:anchor-type="paragraph" svg:x="0.106cm" svg:y="0.254cm" svg:width="17cm" svg:height="3.14cm" draw:z-index="28"><draw:image xlink:href="Pictures/100002010000033C0000009906B8DC8013B8812A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12:21:42.402697479</meta:creation-date>
    <dc:date>2020-10-15T11:40:31.088719869</dc:date>
    <meta:editing-duration>PT37M13S</meta:editing-duration>
    <meta:editing-cycles>4</meta:editing-cycles>
    <meta:generator>LibreOffice/6.0.7.3$Linux_X86_64 LibreOffice_project/00m0$Build-3</meta:generator>
    <meta:document-statistic meta:table-count="0" meta:image-count="29" meta:object-count="0" meta:page-count="3" meta:paragraph-count="1" meta:word-count="2" meta:character-count="8" meta:non-whitespace-character-count="6"/>
  </office:meta>
</office:document-meta>
</file>